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8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57.21mm" svg:height="193.53mm" svg:x="3.76mm" svg:y="28.44mm">
            <draw:object draw:notify-on-update-of-ranges="Tabelle1.B2:Tabelle1.C2 Tabelle1.A3:Tabelle1.A3 Tabelle1.B3:Tabelle1.C3 Tabelle1.D3:Tabelle1.E3 Tabelle1.D3:Tabelle1.E3 Tabelle1.A4:Tabelle1.A4 Tabelle1.B4:Tabelle1.C4 Tabelle1.D4:Tabelle1.E4 Tabelle1.D4:Tabelle1.E4 Tabelle1.A5:Tabelle1.A5 Tabelle1.B5:Tabelle1.C5 Tabelle1.D5:Tabelle1.E5 Tabelle1.D5:Tabelle1.E5 Tabelle1.A6:Tabelle1.A6 Tabelle1.B6:Tabelle1.C6 Tabelle1.D6:Tabelle1.E6 Tabelle1.D6:Tabelle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Score <text:span text:style-name="T1">(ops/s)</text:span></text:p>
          </table:table-cell>
          <table:table-cell table:style-name="Default"/>
          <table:table-cell table:style-name="Default" office:value-type="string" calcext:value-type="string">
            <text:p>Error (ops/s)</text:p>
          </table:table-cell>
          <table:table-cell table:style-name="Default"/>
        </table:table-row>
        <table:table-row table:style-name="ro2">
          <table:table-cell/>
          <table:table-cell table:style-name="Default" office:value-type="string" calcext:value-type="string">
            <text:p>Java 11</text:p>
          </table:table-cell>
          <table:table-cell table:style-name="Default" office:value-type="string" calcext:value-type="string">
            <text:p>Java 8</text:p>
          </table:table-cell>
          <table:table-cell table:style-name="Default" office:value-type="string" calcext:value-type="string">
            <text:p>Java 11</text:p>
          </table:table-cell>
          <table:table-cell table:style-name="Default" office:value-type="string" calcext:value-type="string">
            <text:p>Java 8</text:p>
          </table:table-cell>
        </table:table-row>
        <table:table-row table:style-name="ro2">
          <table:table-cell office:value-type="string" calcext:value-type="string">
            <text:p>StructureInstantiationBenchmark.testExceptionPointerConstructor</text:p>
          </table:table-cell>
          <table:table-cell office:value-type="float" office:value="715339.237" calcext:value-type="float">
            <text:p>715339</text:p>
          </table:table-cell>
          <table:table-cell office:value-type="float" office:value="639084.513" calcext:value-type="float">
            <text:p>639085</text:p>
          </table:table-cell>
          <table:table-cell office:value-type="float" office:value="32835.237" calcext:value-type="float">
            <text:p>32835</text:p>
          </table:table-cell>
          <table:table-cell office:value-type="float" office:value="32096.5" calcext:value-type="float">
            <text:p>32097</text:p>
          </table:table-cell>
        </table:table-row>
        <table:table-row table:style-name="ro2">
          <table:table-cell office:value-type="string" calcext:value-type="string">
            <text:p>StructureInstantiationBenchmark.testIterationPointerConstructor</text:p>
          </table:table-cell>
          <table:table-cell office:value-type="float" office:value="691080.339" calcext:value-type="float">
            <text:p>691080</text:p>
          </table:table-cell>
          <table:table-cell office:value-type="float" office:value="595108.448" calcext:value-type="float">
            <text:p>595108</text:p>
          </table:table-cell>
          <table:table-cell office:value-type="float" office:value="27777.717" calcext:value-type="float">
            <text:p>27778</text:p>
          </table:table-cell>
          <table:table-cell office:value-type="float" office:value="38915.129" calcext:value-type="float">
            <text:p>38915</text:p>
          </table:table-cell>
        </table:table-row>
        <table:table-row table:style-name="ro2">
          <table:table-cell office:value-type="string" calcext:value-type="string">
            <text:p>StructureInstantiationBenchmark.testExceptionWithoutPointerConstructor</text:p>
          </table:table-cell>
          <table:table-cell office:value-type="float" office:value="170342.76" calcext:value-type="float">
            <text:p>170343</text:p>
          </table:table-cell>
          <table:table-cell office:value-type="float" office:value="186578.41" calcext:value-type="float">
            <text:p>186578</text:p>
          </table:table-cell>
          <table:table-cell office:value-type="float" office:value="7171.508" calcext:value-type="float">
            <text:p>7172</text:p>
          </table:table-cell>
          <table:table-cell office:value-type="float" office:value="5808.737" calcext:value-type="float">
            <text:p>5809</text:p>
          </table:table-cell>
        </table:table-row>
        <table:table-row table:style-name="ro2">
          <table:table-cell office:value-type="string" calcext:value-type="string">
            <text:p>StructureInstantiationBenchmark.testIterationWithoutPointerConstructor</text:p>
          </table:table-cell>
          <table:table-cell office:value-type="float" office:value="360170.235" calcext:value-type="float">
            <text:p>360170</text:p>
          </table:table-cell>
          <table:table-cell office:value-type="float" office:value="334515.447" calcext:value-type="float">
            <text:p>334515</text:p>
          </table:table-cell>
          <table:table-cell office:value-type="float" office:value="8903.527" calcext:value-type="float">
            <text:p>8904</text:p>
          </table:table-cell>
          <table:table-cell office:value-type="float" office:value="9376.501" calcext:value-type="float">
            <text:p>9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.00.0000</text:date>, <text:time style:data-style-name="N2" text:time-value="19:28:13.7032084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Bläsing</meta:initial-creator>
    <meta:creation-date>2019-06-13T21:19:18.116729336</meta:creation-date>
    <dc:date>2019-06-14T19:37:36.728551914</dc:date>
    <dc:creator>Matthias Bläsing</dc:creator>
    <meta:editing-duration>PT15M43S</meta:editing-duration>
    <meta:editing-cycles>3</meta:editing-cycles>
    <meta:generator>LibreOffice/6.2.4.2$Linux_X86_64 LibreOffice_project/2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Tabelle1.D3:Tabelle1.E3" chart:error-lower-range="Tabelle1.D3:Tabelle1.E3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Tabelle1.D3:Tabelle1.E3" chart:error-lower-range="Tabelle1.D3:Tabelle1.E3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ell-range" chart:error-upper-range="Tabelle1.D4:Tabelle1.E4" chart:error-lower-range="Tabelle1.D4:Tabelle1.E4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D4:Tabelle1.E4" chart:error-lower-range="Tabelle1.D4:Tabelle1.E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Tabelle1.D5:Tabelle1.E5" chart:error-lower-range="Tabelle1.D5:Tabelle1.E5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D5:Tabelle1.E5" chart:error-lower-range="Tabelle1.D5:Tabelle1.E5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Tabelle1.D6:Tabelle1.E6" chart:error-lower-range="Tabelle1.D6:Tabelle1.E6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D6:Tabelle1.E6" chart:error-lower-range="Tabelle1.D6:Tabelle1.E6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722cm" svg:height="19.354cm" xlink:href=".." xlink:type="simple" chart:class="chart:bar" chart:style-name="ch1">
        <chart:legend chart:legend-position="end" svg:x="17.525cm" svg:y="7.801cm" style:legend-expansion="high" chart:style-name="ch2"/>
        <chart:plot-area chart:style-name="ch3" table:cell-range-address="Tabelle1.A2:Tabelle1.C6" chart:data-source-has-labels="both" svg:x="0.589cm" svg:y="0.304cm" svg:width="16.496cm" svg:height="19.037cm">
          <chartooo:coordinate-region svg:x="2.059cm" svg:y="0.509cm" svg:width="15.026cm" svg:height="18.176cm"/>
          <chart:axis chart:dimension="x" chart:name="primary-x" chart:style-name="ch4" chartooo:axis-type="text">
            <chart:categories table:cell-range-address="Tabelle1.B2:Tabelle1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C3" chart:label-cell-address="Tabelle1.A3:Tabelle1.A3" chart:class="chart:bar">
            <chart:error-indicator chart:style-name="ch8" chart:dimension="y"/>
            <chart:data-point chart:style-name="ch9" chart:repeated="2"/>
          </chart:series>
          <chart:series chart:style-name="ch10" chart:values-cell-range-address="Tabelle1.B4:Tabelle1.C4" chart:label-cell-address="Tabelle1.A4:Tabelle1.A4" chart:class="chart:bar">
            <chart:error-indicator chart:style-name="ch11" chart:dimension="y"/>
            <chart:data-point chart:repeated="2"/>
          </chart:series>
          <chart:series chart:style-name="ch12" chart:values-cell-range-address="Tabelle1.B5:Tabelle1.C5" chart:label-cell-address="Tabelle1.A5:Tabelle1.A5" chart:class="chart:bar">
            <chart:error-indicator chart:style-name="ch13" chart:dimension="y"/>
            <chart:data-point chart:repeated="2"/>
          </chart:series>
          <chart:series chart:style-name="ch14" chart:values-cell-range-address="Tabelle1.B6:Tabelle1.C6" chart:label-cell-address="Tabelle1.A6:Tabelle1.A6" chart:class="chart:bar">
            <chart:error-indicator chart:style-name="ch15" chart:dimension="y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11</text:p>
                <draw:g>
                  <svg:desc>Tabelle1.B2:Tabelle1.C2</svg:desc>
                </draw:g>
              </table:table-cell>
              <table:table-cell office:value-type="string">
                <text:p>Java 8</text:p>
              </table:table-cell>
            </table:table-row>
          </table:table-header-rows>
          <table:table-rows>
            <table:table-row>
              <table:table-cell office:value-type="string">
                <text:p>StructureInstantiationBenchmark.testExceptionPointerConstructor</text:p>
                <draw:g>
                  <svg:desc>Tabelle1.A3:Tabelle1.A3</svg:desc>
                </draw:g>
              </table:table-cell>
              <table:table-cell office:value-type="float" office:value="715339.237">
                <text:p>715339.237</text:p>
                <draw:g>
                  <svg:desc>Tabelle1.B3:Tabelle1.C3</svg:desc>
                </draw:g>
              </table:table-cell>
              <table:table-cell office:value-type="float" office:value="639084.513">
                <text:p>639084.513</text:p>
              </table:table-cell>
            </table:table-row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32835.237">
                <text:p>32835.237</text:p>
                <draw:g>
                  <svg:desc>Tabelle1.D3:Tabelle1.E3</svg:desc>
                </draw:g>
              </table:table-cell>
              <table:table-cell office:value-type="float" office:value="32096.5">
                <text:p>32096.5</text:p>
              </table:table-cell>
            </table:table-row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32835.237">
                <text:p>32835.237</text:p>
                <draw:g>
                  <svg:desc>Tabelle1.D3:Tabelle1.E3</svg:desc>
                </draw:g>
              </table:table-cell>
              <table:table-cell office:value-type="float" office:value="32096.5">
                <text:p>32096.5</text:p>
              </table:table-cell>
            </table:table-row>
            <table:table-row>
              <table:table-cell office:value-type="string">
                <text:p>StructureInstantiationBenchmark.testIterationPointerConstructor</text:p>
                <draw:g>
                  <svg:desc>Tabelle1.A4:Tabelle1.A4</svg:desc>
                </draw:g>
              </table:table-cell>
              <table:table-cell office:value-type="float" office:value="691080.339">
                <text:p>691080.339</text:p>
                <draw:g>
                  <svg:desc>Tabelle1.B4:Tabelle1.C4</svg:desc>
                </draw:g>
              </table:table-cell>
              <table:table-cell office:value-type="float" office:value="595108.448">
                <text:p>595108.448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27777.717">
                <text:p>27777.717</text:p>
                <draw:g>
                  <svg:desc>Tabelle1.D4:Tabelle1.E4</svg:desc>
                </draw:g>
              </table:table-cell>
              <table:table-cell office:value-type="float" office:value="38915.129">
                <text:p>38915.129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27777.717">
                <text:p>27777.717</text:p>
                <draw:g>
                  <svg:desc>Tabelle1.D4:Tabelle1.E4</svg:desc>
                </draw:g>
              </table:table-cell>
              <table:table-cell office:value-type="float" office:value="38915.129">
                <text:p>38915.129</text:p>
              </table:table-cell>
            </table:table-row>
            <table:table-row>
              <table:table-cell office:value-type="string">
                <text:p>StructureInstantiationBenchmark.testExceptionWithoutPointerConstructor</text:p>
                <draw:g>
                  <svg:desc>Tabelle1.A5:Tabelle1.A5</svg:desc>
                </draw:g>
              </table:table-cell>
              <table:table-cell office:value-type="float" office:value="170342.76">
                <text:p>170342.76</text:p>
                <draw:g>
                  <svg:desc>Tabelle1.B5:Tabelle1.C5</svg:desc>
                </draw:g>
              </table:table-cell>
              <table:table-cell office:value-type="float" office:value="186578.41">
                <text:p>186578.41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7171.508">
                <text:p>7171.508</text:p>
                <draw:g>
                  <svg:desc>Tabelle1.D5:Tabelle1.E5</svg:desc>
                </draw:g>
              </table:table-cell>
              <table:table-cell office:value-type="float" office:value="5808.737">
                <text:p>5808.737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7171.508">
                <text:p>7171.508</text:p>
                <draw:g>
                  <svg:desc>Tabelle1.D5:Tabelle1.E5</svg:desc>
                </draw:g>
              </table:table-cell>
              <table:table-cell office:value-type="float" office:value="5808.737">
                <text:p>5808.737</text:p>
              </table:table-cell>
            </table:table-row>
            <table:table-row>
              <table:table-cell office:value-type="string">
                <text:p>StructureInstantiationBenchmark.testIterationWithoutPointerConstructor</text:p>
                <draw:g>
                  <svg:desc>Tabelle1.A6:Tabelle1.A6</svg:desc>
                </draw:g>
              </table:table-cell>
              <table:table-cell office:value-type="float" office:value="360170.235">
                <text:p>360170.235</text:p>
                <draw:g>
                  <svg:desc>Tabelle1.B6:Tabelle1.C6</svg:desc>
                </draw:g>
              </table:table-cell>
              <table:table-cell office:value-type="float" office:value="334515.447">
                <text:p>334515.447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8903.527">
                <text:p>8903.527</text:p>
                <draw:g>
                  <svg:desc>Tabelle1.D6:Tabelle1.E6</svg:desc>
                </draw:g>
              </table:table-cell>
              <table:table-cell office:value-type="float" office:value="9376.501">
                <text:p>9376.501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8903.527">
                <text:p>8903.527</text:p>
                <draw:g>
                  <svg:desc>Tabelle1.D6:Tabelle1.E6</svg:desc>
                </draw:g>
              </table:table-cell>
              <table:table-cell office:value-type="float" office:value="9376.501">
                <text:p>9376.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